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Heading_20_2">
      <style:paragraph-properties fo:margin-top="0.1665in" fo:margin-bottom="0.0835in" fo:keep-with-next="always"/>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paragraph-properties fo:margin-left="0in" fo:margin-right="0in" fo:text-indent="0in" style:auto-text-indent="false"/>
    </style:style>
    <style:style style:name="P19" style:family="paragraph" style:parent-style-name="Subtitle">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19">Version 0.1.2</text:p>
      <text:p text:style-name="Subtitle">1<text:span text:style-name="T4">st</text:span> Dec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text:tab/>4</text:p>
          <text:p text:style-name="P12">Event Condition Action Rules<text:tab/>4</text:p>
          <text:p text:style-name="P12">Rule Bindings<text:tab/>4</text:p>
          <text:p text:style-name="P12">Builtin Conditions and Actions<text:tab/>4</text:p>
          <text:p text:style-name="P12">Agent Transformation<text:tab/>5</text:p>
          <text:p text:style-name="P12">ECA Rule Engine<text:tab/>6</text:p>
          <text:p text:style-name="P11">Rule Language<text:tab/>7</text:p>
          <text:p text:style-name="P12">Rule Events<text:tab/>7</text:p>
          <text:p text:style-name="P12">Location Specifiers<text:tab/>8</text:p>
          <text:p text:style-name="P12">Rule Bindings<text:tab/>10</text:p>
          <text:p text:style-name="P12">Rule Expressions<text:tab/>10</text:p>
          <text:p text:style-name="P12">Rule Conditions<text:tab/>11</text:p>
          <text:p text:style-name="P12">Rule Actions<text:tab/>12</text:p>
          <text:p text:style-name="P11">Rule Language Built-Ins<text:tab/>13</text:p>
          <text:p text:style-name="P12">Helpers and Built-In Operations<text:tab/>13</text:p>
          <text:p text:style-name="P12">Countdowns<text:tab/>14</text:p>
          <text:p text:style-name="P12">Waiters<text:tab/>14</text:p>
          <text:p text:style-name="P12">Flags<text:tab/>15</text:p>
          <text:p text:style-name="P12">Tracing<text:tab/>15</text:p>
          <text:p text:style-name="P12">Aborting Execution<text:tab/>16</text:p>
          <text:p text:style-name="P12">Other Builtins<text:tab/>16</text:p>
          <text:p text:style-name="P11">Using The Orchestration Package<text:tab/>16</text:p>
          <text:p text:style-name="P12">Obtaining the sources<text:tab/>16</text:p>
          <text:p text:style-name="P12">Building the package<text:tab/>16</text:p>
          <text:p text:style-name="P12">Using The Package<text:tab/>1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0"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5">references to previously bound variables</text:p>
        </text:list-item>
        <text:list-item>
          <text:p text:style-name="P15">static data references</text:p>
        </text:list-item>
        <text:list-item>
          <text:p text:style-name="P15">primitive literals</text:p>
        </text:list-item>
        <text:list-item>
          <text:p text:style-name="P15">field accesses</text:p>
        </text:list-item>
        <text:list-item>
          <text:p text:style-name="P15">method invocations</text:p>
        </text:list-item>
        <text:list-item>
          <text:p text:style-name="P15">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6">The assignment operator is not available for use in expressions. It can only be employed at the top level in binding specifications.</text:p>
        </text:list-item>
        <text:list-item>
          <text:p text:style-name="P16">Use of the new operator is not currently allowed in expressions.</text:p>
        </text:list-item>
        <text:list-item>
          <text:p text:style-name="P16">throw and return operations are only allowed as the last action in a sequence of rule actions (see below).</text:p>
        </text:list-item>
      </text:list>
      <text:list text:style-name="L5">
        <text:list-item>
          <text:p text:style-name="P17">Expressions should obey the normal rules regarding associativity and precedence.</text:p>
        </text:list-item>
        <text:list-item>
          <text:p text:style-name="P17">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ext:soft-page-break/>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text:soft-page-break/>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text:soft-page-break/>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text:soft-page-break/>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text:soft-page-break/>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ext:soft-page-break/>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4:02:04</dc:date>
    <meta:printed-by>Andrew Dinn</meta:printed-by>
    <meta:print-date>2008-09-26T17:21:42</meta:print-date>
    <meta:editing-cycles>44</meta:editing-cycles>
    <meta:editing-duration>PT20H30M31S</meta:editing-duration>
    <meta:user-defined meta:name="Info 1"/>
    <meta:user-defined meta:name="Info 2"/>
    <meta:user-defined meta:name="Info 3"/>
    <meta:user-defined meta:name="Info 4"/>
    <meta:document-statistic meta:table-count="0" meta:image-count="0" meta:object-count="0" meta:page-count="18" meta:paragraph-count="213" meta:word-count="6826" meta:character-count="42782"/>
  </office:meta>
</office:document-meta>
</file>